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/*HAZIRLAYAN:</text:p>
      <text:p text:style-name="Normal">FERHAT ÇOPKUR</text:p>
      <text:p text:style-name="Normal">ferhatcopkur7@gmail.com</text:p>
      <text:p text:style-name="Normal">ARDUİNO KODU</text:p>
      <text:p text:style-name="Normal">SES ALGILAYAN BLUETOOTH MODÜLÜ İLE LED KONTROLÜ*//</text:p>
      <text:p text:style-name="Normal"/>
      <text:p text:style-name="Normal">String readString = "";</text:p>
      <text:p text:style-name="Normal">#define led1 2<text:s text:c="8"/><text:s text:c="2"/>//<text:s/>2. kapıya bağlı olan ledi kontrol edeceğiz. ledi tanımladık</text:p>
      <text:p text:style-name="Normal">#define led2 3</text:p>
      <text:p text:style-name="Normal">#define led3 4</text:p>
      <text:p text:style-name="Normal">#define led4 5</text:p>
      <text:p text:style-name="Normal"/>
      <text:p text:style-name="Normal">void hepsiniac() {</text:p>
      <text:p text:style-name="Normal">digitalWrite (led1, HIGH);</text:p>
      <text:p text:style-name="Normal">digitalWrite (led2, HIGH);</text:p>
      <text:p text:style-name="Normal">digitalWrite (led3, HIGH);</text:p>
      <text:p text:style-name="Normal">digitalWrite (led4, HIGH);</text:p>
      <text:p text:style-name="Normal">}</text:p>
      <text:p text:style-name="Normal">void hepsinikapat() {</text:p>
      <text:p text:style-name="Normal">digitalWrite (led1, LOW);</text:p>
      <text:p text:style-name="Normal">digitalWrite (led2, LOW);</text:p>
      <text:p text:style-name="Normal">digitalWrite (led3, LOW);</text:p>
      <text:p text:style-name="Normal">digitalWrite (led4, LOW);</text:p>
      <text:p text:style-name="Normal">}</text:p>
      <text:p text:style-name="Normal">void setup() {</text:p>
      <text:p text:style-name="Normal"><text:s/>pinMode(led1, OUTPUT);</text:p>
      <text:p text:style-name="Normal"><text:s/>digitalWrite(led1, LOW);</text:p>
      <text:p text:style-name="Normal"><text:s/>pinMode(led2, OUTPUT);</text:p>
      <text:p text:style-name="Normal"><text:s/>digitalWrite(led2, LOW);</text:p>
      <text:p text:style-name="Normal"><text:s/>pinMode(led3, OUTPUT);</text:p>
      <text:p text:style-name="Normal"><text:s/>digitalWrite(led3, LOW);</text:p>
      <text:soft-page-break/>
      <text:p text:style-name="Normal"><text:s/>pinMode(led4, OUTPUT);</text:p>
      <text:p text:style-name="Normal"><text:s/>digitalWrite(led4, LOW);</text:p>
      <text:p text:style-name="Normal"><text:s/></text:p>
      <text:p text:style-name="Normal"><text:s/>Serial.begin(9600);<text:s/><text:s text:c="4"/><text:s text:c="3"/><text:s text:c="3"/>//Bluetooth modülümüz ile 9600 bandında haberleşeceğiz</text:p>
      <text:p text:style-name="Normal">}</text:p>
      <text:p text:style-name="Normal">void loop() {</text:p>
      <text:p text:style-name="Normal"><text:s/>while (Serial.available()) {<text:s text:c="5"/><text:s/>// gelen komutu alıyoruz</text:p>
      <text:p text:style-name="Normal"><text:s/>char c = (char)Serial.read();</text:p>
      <text:p text:style-name="Normal"><text:s/>readString += c;</text:p>
      <text:p text:style-name="Normal"><text:s/>}</text:p>
      <text:p text:style-name="Normal"><text:s/>if (readString.length() &gt; 0) {<text:s/></text:p>
      <text:p text:style-name="Normal">Serial.println(readString);</text:p>
      <text:p text:style-name="Normal"><text:s/>if (readString == "çalışma odasını<text:s/>aç") {<text:s/></text:p>
      <text:p text:style-name="Normal"><text:s/>digitalWrite(led1, HIGH);</text:p>
      <text:p text:style-name="Normal"><text:s/>}</text:p>
      <text:p text:style-name="Normal"><text:s/>if (readString == "çalışma odasını kapat") {</text:p>
      <text:p text:style-name="Normal"><text:s/>digitalWrite(led1, LOW);</text:p>
      <text:p text:style-name="Normal"><text:s/>}</text:p>
      <text:p text:style-name="Normal"><text:s/>else if(readString == "mutfak lambasını<text:s/>aç") {<text:s/></text:p>
      <text:p text:style-name="Normal"><text:s/>digitalWrite(led2, HIGH);</text:p>
      <text:p text:style-name="Normal"><text:s/>}</text:p>
      <text:p text:style-name="Normal"><text:s/>else if(readString == "mutfak lambasını kapat") {</text:p>
      <text:p text:style-name="Normal"><text:s/>digitalWrite(led2, LOW);</text:p>
      <text:p text:style-name="Normal"><text:s/>}</text:p>
      <text:p text:style-name="Normal">else if(readString == "oturma odasını<text:s/>aç") {<text:s/></text:p>
      <text:p text:style-name="Normal"><text:s/>digitalWrite(led3, HIGH);</text:p>
      <text:p text:style-name="Normal"><text:s/>}</text:p>
      <text:p text:style-name="Normal">else if(readString == "oturma odasını kapat") {</text:p>
      <text:p text:style-name="Normal"><text:s/>digitalWrite(led3, LOW);</text:p>
      <text:p text:style-name="Normal"><text:s/>}</text:p>
      <text:p text:style-name="Normal"/>
      <text:p text:style-name="Normal"/>
      <text:p text:style-name="Normal">else if(readString == "çocuk odasını<text:s/>aç") {<text:s/></text:p>
      <text:p text:style-name="Normal"><text:s/>digitalWrite(led4, HIGH);</text:p>
      <text:p text:style-name="Normal"><text:s/>}</text:p>
      <text:p text:style-name="Normal">else if(readString == "çocuk odasını kapat") {</text:p>
      <text:p text:style-name="Normal"><text:s/>digitalWrite(led4, LOW);</text:p>
      <text:p text:style-name="Normal"><text:s/>}</text:p>
      <text:p text:style-name="Normal">else if(readString == "aç" || readString == "hepsini aç")</text:p>
      <text:p text:style-name="Normal">{</text:p>
      <text:p text:style-name="Normal">hepsiniac() ;</text:p>
      <text:p text:style-name="Normal">}</text:p>
      <text:p text:style-name="Normal">else if(readString == "kapat" || readString=="hepsini kapat")</text:p>
      <text:p text:style-name="Normal">{</text:p>
      <text:p text:style-name="Normal">hepsinikapat() ;</text:p>
      <text:p text:style-name="Normal">}</text:p>
      <text:p text:style-name="Normal"><text:s/>readString = "";<text:s/><text:s text:c="5"/>//gelen mesajı sıfırlıyoruz</text:p>
      <text:p text:style-name="Normal"><text:s/>}</text:p>
      <text:p text:style-name="Normal"><text:s/>delay(100)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hat ÇOPKUR</meta:initial-creator>
    <dc:creator>Ferhat ÇOPKUR</dc:creator>
    <meta:creation-date>2019-04-14T12:31:00Z</meta:creation-date>
    <dc:date>2019-04-14T12:31:00Z</dc:date>
    <meta:template xlink:href="Normal" xlink:type="simple"/>
    <meta:editing-cycles>2</meta:editing-cycles>
    <meta:editing-duration>PT0S</meta:editing-duration>
    <meta:document-statistic meta:page-count="3" meta:paragraph-count="3" meta:word-count="278" meta:character-count="1863" meta:row-count="13" meta:non-whitespace-character-count="1588"/>
  </office:meta>
</office:document-meta>
</file>